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21in" svg:x="0.1768in" svg:y="0.0563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0" calcext:value-type="float">
            <text:p>0</text:p>
          </table:table-cell>
          <table:table-cell table:formula="of:=SUM([.K46] /[.J46])" office:value-type="string" office:string-value="" calcext:value-type="error">
            <text:p>#DIV/0!</text:p>
          </table:table-cell>
          <table:table-cell table:formula="of:=[.J46]/ 100" office:value-type="float" office:value="0" calcext:value-type="float">
            <text:p>0</text:p>
          </table:table-cell>
          <table:table-cell table:formula="of:=[.L4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[.H47]/[.G4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table:formula="of:=[.H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0" calcext:value-type="float">
            <text:p>0</text:p>
          </table:table-cell>
          <table:table-cell table:formula="of:=SUM([.K48] /[.J48])" office:value-type="string" office:string-value="" calcext:value-type="error">
            <text:p>#DIV/0!</text:p>
          </table:table-cell>
          <table:table-cell table:formula="of:=[.J48]/ 100" office:value-type="float" office:value="0" calcext:value-type="float">
            <text:p>0</text:p>
          </table:table-cell>
          <table:table-cell table:formula="of:=[.L4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table:formula="of:=[.H49]/[.G4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/>
          <table:table-cell table:formula="of:=[.H50]/[.G50]" office:value-type="percentage" office:value="0" calcext:value-type="percentage">
            <text:p>0.00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160" calcext:value-type="float">
            <text:p>160</text:p>
          </table:table-cell>
          <table:table-cell table:formula="of:=SUM([.K50] /[.J50])" office:value-type="percentage" office:value="0.0103761348897536" calcext:value-type="percentage">
            <text:p>1.04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103.761348897536" calcext:value-type="float">
            <text:p>103.7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49760" calcext:value-type="float">
            <text:p>349760</text:p>
          </table:table-cell>
          <table:table-cell table:style-name="ce1" table:formula="of:=SUM([.H3:.H65])" office:value-type="float" office:value="2685" calcext:value-type="float">
            <text:p>2685</text:p>
          </table:table-cell>
          <table:table-cell table:formula="of:=[.H67]/[.G67]" office:value-type="percentage" office:value="0.00767669258920403" calcext:value-type="percentage">
            <text:p>0.77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4:33:07.751281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5-30T14:34:27.897576481</dc:date>
    <meta:editing-duration>P2DT17H31M31S</meta:editing-duration>
    <meta:editing-cycles>154</meta:editing-cycles>
    <meta:generator>LibreOffice/6.4.7.2$Linux_X86_64 LibreOffice_project/40$Build-2</meta:generator>
    <meta:document-statistic meta:table-count="2" meta:cell-count="130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07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160">
                <text:p>160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103.761348897536">
                <text:p>103.761348897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